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XPath10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XPath10Expression.getVari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gGetVariableData.equals( Object obj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gGetVariableData.SigGetVariableData( String varname , String partname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SigGetVariableData.OSigGetVariableData( OProcess owner , OScope . Variable variable , OMessageVarType . Part part , OExpress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gGetVariableData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XPath10Expression.OXPath10Expression( OProcess owner , QName qname_getVariableData , QName qname_getVariableProperty , QName qname_getLink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XPath10Expression.addGetVariableDataSig( String varname , String partname , String location , OSigGetVariableData compi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XPath10Expression.resolveGetVariableDataSig( String varname , String partname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